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4.165cm"/>
    </style:style>
    <style:style style:name="co3" style:family="table-column">
      <style:table-column-properties fo:break-before="auto" style:column-width="4.75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254cm"/>
    </style:style>
    <style:style style:name="co6" style:family="table-column">
      <style:table-column-properties fo:break-before="auto" style:column-width="0.466cm"/>
    </style:style>
    <style:style style:name="co7" style:family="table-column">
      <style:table-column-properties fo:break-before="auto" style:column-width="2.621cm"/>
    </style:style>
    <style:style style:name="co8" style:family="table-column">
      <style:table-column-properties fo:break-before="auto" style:column-width="2.792cm"/>
    </style:style>
    <style:style style:name="co9" style:family="table-column">
      <style:table-column-properties fo:break-before="auto" style:column-width="2.72cm"/>
    </style:style>
    <style:style style:name="co10" style:family="table-column">
      <style:table-column-properties fo:break-before="auto" style:column-width="0.736cm"/>
    </style:style>
    <style:style style:name="co11" style:family="table-column">
      <style:table-column-properties fo:break-before="auto" style:column-width="1.692cm"/>
    </style:style>
    <style:style style:name="co12" style:family="table-column">
      <style:table-column-properties fo:break-before="auto" style:column-width="2.4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5.999cm" svg:height="8.999cm" svg:x="29.159cm" svg:y="11.936cm">
            <draw:object draw:notify-on-update-of-ranges="Sheet1.E29:Sheet1.E31 Sheet1.K29:Sheet1.K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number-columns-repeated="15" table:default-cell-style-name="Default"/>
        <table:table-column table:style-name="co12" table:number-columns-repeated="997" table:default-cell-style-name="Default"/>
        <table:table-row table:style-name="ro1">
          <table:table-cell table:style-name="ce1" office:value-type="string" calcext:value-type="string">
            <text:p>Date: 20230317</text:p>
          </table:table-cell>
          <table:table-cell table:style-name="ce2" table:number-columns-repeated="6"/>
          <table:table-cell table:style-name="ce2" office:value-type="string" calcext:value-type="string">
            <text:p>Unit: Seconds</text:p>
          </table:table-cell>
          <table:table-cell table:style-name="ce2" table:number-columns-repeated="2"/>
          <table:table-cell table:style-name="ce5" table:number-columns-repeated="2"/>
          <table:table-cell/>
          <table:table-cell table:style-name="ce4" office:value-type="string" calcext:value-type="string">
            <text:p><text:span text:style-name="T1">Note:</text:span><text:span text:style-name="T2"> Jobs run order of magnitude more slowly if nodes are oversubscribed</text:span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GROMACS ALGORITHM</text:p>
          </table:table-cell>
          <table:table-cell table:style-name="ce2" office:value-type="string" calcext:value-type="string">
            <text:p>PARALLELIZATION</text:p>
          </table:table-cell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NTASKS</text:p>
          </table:table-cell>
          <table:table-cell table:style-name="ce2"/>
          <table:table-cell table:style-name="ce2" office:value-type="string" calcext:value-type="string">
            <text:p>RUNTIME:1</text:p>
          </table:table-cell>
          <table:table-cell table:style-name="ce2" office:value-type="string" calcext:value-type="string">
            <text:p>RUNTIME:2</text:p>
          </table:table-cell>
          <table:table-cell table:style-name="ce2" office:value-type="string" calcext:value-type="string">
            <text:p>RUNTIME:3</text:p>
          </table:table-cell>
          <table:table-cell table:style-name="ce2"/>
          <table:table-cell table:style-name="ce6" office:value-type="string" calcext:value-type="string">
            <text:p>AVG</text:p>
          </table:table-cell>
          <table:table-cell table:style-name="ce6" office:value-type="string" calcext:value-type="string">
            <text:p>STD/AVG %</text:p>
          </table:table-cell>
          <table:table-cell/>
          <table:table-cell table:style-name="ce4" office:value-type="string" calcext:value-type="string">
            <text:p><text:span text:style-name="T1">Conclusion</text:span><text:span text:style-name="T2">: On KUHPCHN, MPI is always faster than openmp</text:span>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table:number-columns-repeated="2"/>
          <table:table-cell/>
          <table:table-cell table:style-name="ce4" office:value-type="string" calcext:value-type="string">
            <text:p><text:span text:style-name="T1">Conclusion</text:span><text:span text:style-name="T2">: On BUParamShavak, MPI is slightly faster than openmp for dynamics, but slightly slower for EM</text:span>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KUHPCHN</text:p>
          </table:table-cell>
          <table:table-cell table:style-name="ce3" office:value-type="string" calcext:value-type="string">
            <text:p>EM</text:p>
          </table:table-cell>
          <table:table-cell table:style-name="ce3" office:value-type="string" calcext:value-type="string">
            <text:p>Openmp</text:p>
          </table:table-cell>
          <table:table-cell table:style-name="ce3" table:formula="of:=CONCATENATE([.B4];&quot;-&quot;;[.C4])" office:value-type="string" office:string-value="EM-Openmp" calcext:value-type="string">
            <text:p>EM-Openmp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13.47" calcext:value-type="float">
            <text:p>13.47</text:p>
          </table:table-cell>
          <table:table-cell table:style-name="ce4" office:value-type="float" office:value="13.28" calcext:value-type="float">
            <text:p>13.28</text:p>
          </table:table-cell>
          <table:table-cell table:style-name="ce4" office:value-type="float" office:value="13.69" calcext:value-type="float">
            <text:p>13.69</text:p>
          </table:table-cell>
          <table:table-cell/>
          <table:table-cell table:style-name="ce5" table:formula="of:=AVERAGE([.G4:.I4])" office:value-type="float" office:value="13.48" calcext:value-type="float">
            <text:p>13.48</text:p>
          </table:table-cell>
          <table:table-cell table:style-name="ce5" table:formula="of:=100 * STDEV([.G4:.I4])/[.K4]" office:value-type="float" office:value="1.5221279323949" calcext:value-type="float">
            <text:p>1.52</text:p>
          </table:table-cell>
          <table:table-cell/>
          <table:table-cell table:style-name="ce4" office:value-type="string" calcext:value-type="string">
            <text:p><text:span text:style-name="T1">Conclusion</text:span><text:span text:style-name="T2">: When not oversubscribed, KUHPCHN is faster than BUParamShavak by a significant margin</text:span>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EM</text:p>
          </table:table-cell>
          <table:table-cell table:style-name="ce3" office:value-type="string" calcext:value-type="string">
            <text:p>MPI</text:p>
          </table:table-cell>
          <table:table-cell table:style-name="ce3" table:formula="of:=CONCATENATE([.B5];&quot;-&quot;;[.C5])" office:value-type="string" office:string-value="EM-MPI" calcext:value-type="string">
            <text:p>EM-MPI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9.24" calcext:value-type="float">
            <text:p>9.24</text:p>
          </table:table-cell>
          <table:table-cell table:style-name="ce4" office:value-type="float" office:value="10.83" calcext:value-type="float">
            <text:p>10.83</text:p>
          </table:table-cell>
          <table:table-cell table:style-name="ce4" office:value-type="float" office:value="9.86" calcext:value-type="float">
            <text:p>9.86</text:p>
          </table:table-cell>
          <table:table-cell/>
          <table:table-cell table:style-name="ce5" table:formula="of:=AVERAGE([.G5:.I5])" office:value-type="float" office:value="9.97666666666667" calcext:value-type="float">
            <text:p>9.98</text:p>
          </table:table-cell>
          <table:table-cell table:style-name="ce5" table:formula="of:=100 * STDEV([.G5:.I5])/[.K5]" office:value-type="float" office:value="8.03268911861871" calcext:value-type="float">
            <text:p>8.0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VT</text:p>
          </table:table-cell>
          <table:table-cell table:style-name="ce3" office:value-type="string" calcext:value-type="string">
            <text:p>Openmp</text:p>
          </table:table-cell>
          <table:table-cell table:style-name="ce3" table:formula="of:=CONCATENATE([.B7];&quot;-&quot;;[.C7])" office:value-type="string" office:string-value="NVT-Openmp" calcext:value-type="string">
            <text:p>NVT-Openmp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165.59" calcext:value-type="float">
            <text:p>165.59</text:p>
          </table:table-cell>
          <table:table-cell table:style-name="ce4" office:value-type="float" office:value="167.97" calcext:value-type="float">
            <text:p>167.97</text:p>
          </table:table-cell>
          <table:table-cell table:style-name="ce4" office:value-type="float" office:value="163.79" calcext:value-type="float">
            <text:p>163.79</text:p>
          </table:table-cell>
          <table:table-cell/>
          <table:table-cell table:style-name="ce5" table:formula="of:=AVERAGE([.G7:.I7])" office:value-type="float" office:value="165.783333333333" calcext:value-type="float">
            <text:p>165.78</text:p>
          </table:table-cell>
          <table:table-cell table:style-name="ce5" table:formula="of:=100 * STDEV([.G7:.I7])/[.K7]" office:value-type="float" office:value="1.26472050663995" calcext:value-type="float">
            <text:p>1.2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VT</text:p>
          </table:table-cell>
          <table:table-cell table:style-name="ce3" office:value-type="string" calcext:value-type="string">
            <text:p>MPI</text:p>
          </table:table-cell>
          <table:table-cell table:style-name="ce3" table:formula="of:=CONCATENATE([.B8];&quot;-&quot;;[.C8])" office:value-type="string" office:string-value="NVT-MPI" calcext:value-type="string">
            <text:p>NVT-MPI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number-columns-repeated="2" table:style-name="ce4" office:value-type="float" office:value="91.95" calcext:value-type="float">
            <text:p>91.95</text:p>
          </table:table-cell>
          <table:table-cell table:style-name="ce4" office:value-type="float" office:value="91.91" calcext:value-type="float">
            <text:p>91.91</text:p>
          </table:table-cell>
          <table:table-cell/>
          <table:table-cell table:style-name="ce5" table:formula="of:=AVERAGE([.G8:.I8])" office:value-type="float" office:value="91.9366666666667" calcext:value-type="float">
            <text:p>91.94</text:p>
          </table:table-cell>
          <table:table-cell table:style-name="ce5" table:formula="of:=100 * STDEV([.G8:.I8])/[.K8]" office:value-type="float" office:value="0.0251194780112273" calcext:value-type="float">
            <text:p>0.0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PT</text:p>
          </table:table-cell>
          <table:table-cell table:style-name="ce3" office:value-type="string" calcext:value-type="string">
            <text:p>Openmp</text:p>
          </table:table-cell>
          <table:table-cell table:style-name="ce3" table:formula="of:=CONCATENATE([.B10];&quot;-&quot;;[.C10])" office:value-type="string" office:string-value="NPT-Openmp" calcext:value-type="string">
            <text:p>NPT-Openmp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307.9" calcext:value-type="float">
            <text:p>307.9</text:p>
          </table:table-cell>
          <table:table-cell table:style-name="ce4" office:value-type="float" office:value="285.51" calcext:value-type="float">
            <text:p>285.51</text:p>
          </table:table-cell>
          <table:table-cell table:style-name="ce4" office:value-type="float" office:value="261.66" calcext:value-type="float">
            <text:p>261.66</text:p>
          </table:table-cell>
          <table:table-cell/>
          <table:table-cell table:style-name="ce5" table:formula="of:=AVERAGE([.G10:.I10])" office:value-type="float" office:value="285.023333333333" calcext:value-type="float">
            <text:p>285.02</text:p>
          </table:table-cell>
          <table:table-cell table:style-name="ce5" table:formula="of:=100 * STDEV([.G10:.I10])/[.K10]" office:value-type="float" office:value="8.11296428323843" calcext:value-type="float">
            <text:p>8.11</text:p>
          </table:table-cell>
          <table:table-cell table:style-name="ce7" office:value-type="string" calcext:value-type="string">
            <text:p>Oversubscribed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NPT</text:p>
          </table:table-cell>
          <table:table-cell table:style-name="ce3" office:value-type="string" calcext:value-type="string">
            <text:p>MPI</text:p>
          </table:table-cell>
          <table:table-cell table:style-name="ce3" table:formula="of:=CONCATENATE([.B11];&quot;-&quot;;[.C11])" office:value-type="string" office:string-value="NPT-MPI" calcext:value-type="string">
            <text:p>NPT-MPI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216.65" calcext:value-type="float">
            <text:p>216.65</text:p>
          </table:table-cell>
          <table:table-cell table:style-name="ce4" office:value-type="float" office:value="206.85" calcext:value-type="float">
            <text:p>206.85</text:p>
          </table:table-cell>
          <table:table-cell table:style-name="ce4" office:value-type="float" office:value="201.57" calcext:value-type="float">
            <text:p>201.57</text:p>
          </table:table-cell>
          <table:table-cell/>
          <table:table-cell table:style-name="ce5" table:formula="of:=AVERAGE([.G11:.I11])" office:value-type="float" office:value="208.356666666667" calcext:value-type="float">
            <text:p>208.36</text:p>
          </table:table-cell>
          <table:table-cell table:style-name="ce5" table:formula="of:=100 * STDEV([.G11:.I11])/[.K11]" office:value-type="float" office:value="3.67258095516124" calcext:value-type="float">
            <text:p>3.67</text:p>
          </table:table-cell>
          <table:table-cell table:style-name="ce7" office:value-type="string" calcext:value-type="string">
            <text:p>Oversubscribe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MDRUN</text:p>
          </table:table-cell>
          <table:table-cell table:style-name="ce3" office:value-type="string" calcext:value-type="string">
            <text:p>Openmp</text:p>
          </table:table-cell>
          <table:table-cell table:style-name="ce3" table:formula="of:=CONCATENATE([.B13];&quot;-&quot;;[.C13])" office:value-type="string" office:string-value="MDRUN-Openmp" calcext:value-type="string">
            <text:p>MDRUN-Openmp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5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MDRUN</text:p>
          </table:table-cell>
          <table:table-cell table:style-name="ce3" office:value-type="string" calcext:value-type="string">
            <text:p>MPI</text:p>
          </table:table-cell>
          <table:table-cell table:style-name="ce3" table:formula="of:=CONCATENATE([.B14];&quot;-&quot;;[.C14])" office:value-type="string" office:string-value="MDRUN-MPI" calcext:value-type="string">
            <text:p>MDRUN-MPI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5"/>
          <table:table-cell table:style-name="ce5" table:number-columns-repeated="2"/>
          <table:table-cell table:number-columns-repeated="1012"/>
        </table:table-row>
        <table:table-row table:style-name="ro1" table:number-rows-repeated="3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BUParamShavak</text:p>
          </table:table-cell>
          <table:table-cell table:style-name="ce3" office:value-type="string" calcext:value-type="string">
            <text:p>EM</text:p>
          </table:table-cell>
          <table:table-cell table:style-name="ce3" office:value-type="string" calcext:value-type="string">
            <text:p>Openmp</text:p>
          </table:table-cell>
          <table:table-cell table:style-name="ce3" table:formula="of:=CONCATENATE([.B18];&quot;-&quot;;[.C18])" office:value-type="string" office:string-value="EM-Openmp" calcext:value-type="string">
            <text:p>EM-Openmp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9.09" calcext:value-type="float">
            <text:p>9.09</text:p>
          </table:table-cell>
          <table:table-cell table:style-name="ce4" office:value-type="float" office:value="8.72" calcext:value-type="float">
            <text:p>8.72</text:p>
          </table:table-cell>
          <table:table-cell table:style-name="ce4" office:value-type="float" office:value="8.53" calcext:value-type="float">
            <text:p>8.53</text:p>
          </table:table-cell>
          <table:table-cell/>
          <table:table-cell table:style-name="ce5" table:formula="of:=AVERAGE([.G18:.I18])" office:value-type="float" office:value="8.78" calcext:value-type="float">
            <text:p>8.78</text:p>
          </table:table-cell>
          <table:table-cell table:style-name="ce5" table:formula="of:=100 * STDEV([.G18:.I18])/[.K18]" office:value-type="float" office:value="3.24351500362145" calcext:value-type="float">
            <text:p>3.2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EM</text:p>
          </table:table-cell>
          <table:table-cell table:style-name="ce3" office:value-type="string" calcext:value-type="string">
            <text:p>MPI</text:p>
          </table:table-cell>
          <table:table-cell table:style-name="ce3" table:formula="of:=CONCATENATE([.B19];&quot;-&quot;;[.C19])" office:value-type="string" office:string-value="EM-MPI" calcext:value-type="string">
            <text:p>EM-MPI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10.29" calcext:value-type="float">
            <text:p>10.29</text:p>
          </table:table-cell>
          <table:table-cell table:style-name="ce4" office:value-type="float" office:value="10.47" calcext:value-type="float">
            <text:p>10.47</text:p>
          </table:table-cell>
          <table:table-cell/>
          <table:table-cell table:style-name="ce5" table:formula="of:=AVERAGE([.G19:.I19])" office:value-type="float" office:value="10.52" calcext:value-type="float">
            <text:p>10.52</text:p>
          </table:table-cell>
          <table:table-cell table:style-name="ce5" table:formula="of:=100 * STDEV([.G19:.I19])/[.K19]" office:value-type="float" office:value="2.45865345178281" calcext:value-type="float">
            <text:p>2.46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VT</text:p>
          </table:table-cell>
          <table:table-cell table:style-name="ce3" office:value-type="string" calcext:value-type="string">
            <text:p>Openmp</text:p>
          </table:table-cell>
          <table:table-cell table:style-name="ce3" table:formula="of:=CONCATENATE([.B21];&quot;-&quot;;[.C21])" office:value-type="string" office:string-value="NVT-Openmp" calcext:value-type="string">
            <text:p>NVT-Openmp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175.71" calcext:value-type="float">
            <text:p>175.71</text:p>
          </table:table-cell>
          <table:table-cell table:style-name="ce4" office:value-type="float" office:value="173.48" calcext:value-type="float">
            <text:p>173.48</text:p>
          </table:table-cell>
          <table:table-cell table:style-name="ce4" office:value-type="float" office:value="175.2" calcext:value-type="float">
            <text:p>175.2</text:p>
          </table:table-cell>
          <table:table-cell/>
          <table:table-cell table:style-name="ce5" table:formula="of:=AVERAGE([.G21:.I21])" office:value-type="float" office:value="174.796666666667" calcext:value-type="float">
            <text:p>174.80</text:p>
          </table:table-cell>
          <table:table-cell table:style-name="ce5" table:formula="of:=100 * STDEV([.G21:.I21])/[.K21]" office:value-type="float" office:value="0.668452104961577" calcext:value-type="float">
            <text:p>0.6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VT</text:p>
          </table:table-cell>
          <table:table-cell table:style-name="ce3" office:value-type="string" calcext:value-type="string">
            <text:p>MPI</text:p>
          </table:table-cell>
          <table:table-cell table:style-name="ce3" table:formula="of:=CONCATENATE([.B22];&quot;-&quot;;[.C22])" office:value-type="string" office:string-value="NVT-MPI" calcext:value-type="string">
            <text:p>NVT-MPI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163.26" calcext:value-type="float">
            <text:p>163.26</text:p>
          </table:table-cell>
          <table:table-cell table:style-name="ce4" office:value-type="float" office:value="166.16" calcext:value-type="float">
            <text:p>166.16</text:p>
          </table:table-cell>
          <table:table-cell table:style-name="ce4" office:value-type="float" office:value="165.07" calcext:value-type="float">
            <text:p>165.07</text:p>
          </table:table-cell>
          <table:table-cell/>
          <table:table-cell table:style-name="ce5" table:formula="of:=AVERAGE([.G22:.I22])" office:value-type="float" office:value="164.83" calcext:value-type="float">
            <text:p>164.83</text:p>
          </table:table-cell>
          <table:table-cell table:style-name="ce5" table:formula="of:=100 * STDEV([.G22:.I22])/[.K22]" office:value-type="float" office:value="0.888685802435044" calcext:value-type="float">
            <text:p>0.89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PT</text:p>
          </table:table-cell>
          <table:table-cell table:style-name="ce3" office:value-type="string" calcext:value-type="string">
            <text:p>Openmp</text:p>
          </table:table-cell>
          <table:table-cell table:style-name="ce3" table:formula="of:=CONCATENATE([.B24];&quot;-&quot;;[.C24])" office:value-type="string" office:string-value="NPT-Openmp" calcext:value-type="string">
            <text:p>NPT-Openmp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180.76" calcext:value-type="float">
            <text:p>180.76</text:p>
          </table:table-cell>
          <table:table-cell table:style-name="ce4" office:value-type="float" office:value="178.11" calcext:value-type="float">
            <text:p>178.11</text:p>
          </table:table-cell>
          <table:table-cell table:style-name="ce4" office:value-type="float" office:value="179.2" calcext:value-type="float">
            <text:p>179.2</text:p>
          </table:table-cell>
          <table:table-cell/>
          <table:table-cell table:style-name="ce5" table:formula="of:=AVERAGE([.G24:.I24])" office:value-type="float" office:value="179.356666666667" calcext:value-type="float">
            <text:p>179.36</text:p>
          </table:table-cell>
          <table:table-cell table:style-name="ce5" table:formula="of:=100 * STDEV([.G24:.I24])/[.K24]" office:value-type="float" office:value="0.742614395806563" calcext:value-type="float">
            <text:p>0.7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PT</text:p>
          </table:table-cell>
          <table:table-cell table:style-name="ce3" office:value-type="string" calcext:value-type="string">
            <text:p>MPI</text:p>
          </table:table-cell>
          <table:table-cell table:style-name="ce3" table:formula="of:=CONCATENATE([.B25];&quot;-&quot;;[.C25])" office:value-type="string" office:string-value="NPT-MPI" calcext:value-type="string">
            <text:p>NPT-MPI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169.77" calcext:value-type="float">
            <text:p>169.77</text:p>
          </table:table-cell>
          <table:table-cell table:style-name="ce4" office:value-type="float" office:value="167.69" calcext:value-type="float">
            <text:p>167.69</text:p>
          </table:table-cell>
          <table:table-cell table:style-name="ce4" office:value-type="float" office:value="168.82" calcext:value-type="float">
            <text:p>168.82</text:p>
          </table:table-cell>
          <table:table-cell/>
          <table:table-cell table:style-name="ce5" table:formula="of:=AVERAGE([.G25:.I25])" office:value-type="float" office:value="168.76" calcext:value-type="float">
            <text:p>168.76</text:p>
          </table:table-cell>
          <table:table-cell table:style-name="ce5" table:formula="of:=100 * STDEV([.G25:.I25])/[.K25]" office:value-type="float" office:value="0.617028482954907" calcext:value-type="float">
            <text:p>0.62</text:p>
          </table:table-cell>
          <table:table-cell table:number-columns-repeated="1012"/>
        </table:table-row>
        <table:table-row table:style-name="ro1" table:number-rows-repeated="3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DRUN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MDRUN-OpenMP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5" office:value-type="float" office:value="261.44" calcext:value-type="float">
            <text:p>261.44</text:p>
          </table:table-cell>
          <table:table-cell table:style-name="ce5"/>
          <table:table-cell table:number-columns-repeated="1012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5"/>
          <table:table-cell table:style-name="ce5" office:value-type="float" office:value="268.1" calcext:value-type="float">
            <text:p>268.10</text:p>
          </table:table-cell>
          <table:table-cell table:style-name="ce5"/>
          <table:table-cell table:number-columns-repeated="101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table:style-name="ce5" office:value-type="float" office:value="310.39" calcext:value-type="float">
            <text:p>310.39</text:p>
          </table:table-cell>
          <table:table-cell table:style-name="ce5"/>
          <table:table-cell table:number-columns-repeated="1012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PI</text:p>
          </table:table-cell>
          <table:table-cell office:value-type="string" calcext:value-type="string">
            <text:p>MDRUN-MPI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5"/>
          <table:table-cell table:style-name="ce5" office:value-type="float" office:value="850.25" calcext:value-type="float">
            <text:p>850.25</text:p>
          </table:table-cell>
          <table:table-cell table:style-name="ce5"/>
          <table:table-cell table:number-columns-repeated="101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table:style-name="ce5" office:value-type="float" office:value="1078.1" calcext:value-type="float">
            <text:p>1078.10</text:p>
          </table:table-cell>
          <table:table-cell table:style-name="ce5"/>
          <table:table-cell table:number-columns-repeated="1012"/>
        </table:table-row>
        <table:table-row table:style-name="ro1" table:number-rows-repeated="965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4-03T20:37:24.448923381</dc:date>
    <meta:editing-duration>PT2M12S</meta:editing-duration>
    <meta:editing-cycles>2</meta:editing-cycles>
    <meta:document-statistic meta:table-count="1" meta:cell-count="15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E29:Sheet1.E31 Sheet1.K29:Sheet1.K31" svg:x="0.32cm" svg:y="0.18cm" svg:width="12.508cm" svg:height="8.64cm">
          <chart:coordinate-region svg:x="1.603cm" svg:y="0.379cm" svg:width="11.03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9:Sheet1.K31" chart:class="chart:scatter">
            <chart:domain table:cell-range-address="Sheet1.E29:Sheet1.E31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E29:Sheet1.E31</svg:desc>
                </draw:g>
              </table:table-cell>
              <table:table-cell office:value-type="float" office:value="261.44">
                <text:p>261.44</text:p>
                <draw:g>
                  <svg:desc>Sheet1.K29:Sheet1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68.1">
                <text:p>26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10.39">
                <text:p>310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